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officeooo:rsid="0017f8cf"/>
    </style:style>
    <style:style style:name="P2" style:family="paragraph" style:parent-style-name="Standard">
      <style:paragraph-properties fo:text-align="start" style:justify-single-word="false"/>
      <style:text-properties style:font-name="Times New Roman" officeooo:rsid="0017f8cf" officeooo:paragraph-rsid="0017f8cf"/>
    </style:style>
    <style:style style:name="P3" style:family="paragraph" style:parent-style-name="Standard">
      <style:paragraph-properties fo:text-align="start" style:justify-single-word="false"/>
      <style:text-properties style:font-name="Times New Roman" officeooo:rsid="001805a8" officeooo:paragraph-rsid="001805a8"/>
    </style:style>
    <style:style style:name="P4" style:family="paragraph" style:parent-style-name="Standard">
      <style:paragraph-properties fo:text-align="start" style:justify-single-word="false"/>
      <style:text-properties style:font-name="Times New Roman" officeooo:rsid="001949d8" officeooo:paragraph-rsid="001949d8"/>
    </style:style>
    <style:style style:name="P5" style:family="paragraph" style:parent-style-name="Standard">
      <style:paragraph-properties fo:text-align="start" style:justify-single-word="false"/>
      <style:text-properties style:font-name="Times New Roman" officeooo:rsid="001b33b3" officeooo:paragraph-rsid="001b33b3"/>
    </style:style>
    <style:style style:name="P6" style:family="paragraph" style:parent-style-name="Standard">
      <style:paragraph-properties fo:text-align="start" style:justify-single-word="false"/>
      <style:text-properties style:font-name="Times New Roman" officeooo:rsid="001c15be" officeooo:paragraph-rsid="001c15be"/>
    </style:style>
    <style:style style:name="P7" style:family="paragraph" style:parent-style-name="Standard">
      <style:paragraph-properties fo:text-align="start" style:justify-single-word="false"/>
      <style:text-properties style:font-name="Times New Roman" officeooo:rsid="001e88ea" officeooo:paragraph-rsid="001e88ea"/>
    </style:style>
    <style:style style:name="P8" style:family="paragraph" style:parent-style-name="Standard">
      <style:paragraph-properties fo:text-align="start" style:justify-single-word="false"/>
      <style:text-properties style:font-name="Times New Roman" officeooo:rsid="0020ab1c" officeooo:paragraph-rsid="0020ab1c"/>
    </style:style>
    <style:style style:name="P9" style:family="paragraph" style:parent-style-name="Standard">
      <style:paragraph-properties fo:text-align="start" style:justify-single-word="false"/>
      <style:text-properties style:font-name="Times New Roman" officeooo:rsid="0020d561" officeooo:paragraph-rsid="0020d561"/>
    </style:style>
    <style:style style:name="P10" style:family="paragraph" style:parent-style-name="Standard">
      <style:paragraph-properties fo:text-align="start" style:justify-single-word="false"/>
      <style:text-properties style:font-name="Times New Roman" officeooo:rsid="001805a8" officeooo:paragraph-rsid="0026cce6"/>
    </style:style>
    <style:style style:name="P11" style:family="paragraph" style:parent-style-name="Standard">
      <style:paragraph-properties fo:text-align="start" style:justify-single-word="false"/>
      <style:text-properties style:font-name="Times New Roman" officeooo:rsid="0026cce6" officeooo:paragraph-rsid="0026cce6"/>
    </style:style>
    <style:style style:name="P12" style:family="paragraph" style:parent-style-name="Standard">
      <style:paragraph-properties fo:text-align="start" style:justify-single-word="false"/>
      <style:text-properties style:font-name="Times New Roman" officeooo:rsid="00286683" officeooo:paragraph-rsid="00286683"/>
    </style:style>
    <style:style style:name="T1" style:family="text">
      <style:text-properties officeooo:rsid="001949d8"/>
    </style:style>
    <style:style style:name="T2" style:family="text">
      <style:text-properties officeooo:rsid="001b70fa"/>
    </style:style>
    <style:style style:name="T3" style:family="text">
      <style:text-properties officeooo:rsid="00206461"/>
    </style:style>
    <style:style style:name="T4" style:family="text">
      <style:text-properties officeooo:rsid="002866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Oleksandr Yardas</text:p>
      <text:p text:style-name="P1">Las respuestas de la Lectura 4 “El donativo”</text:p>
      <text:p text:style-name="P1"/>
      <text:p text:style-name="P2">Antes de leer:</text:p>
      <text:p text:style-name="P2">No, no engaño alguna vez a mis padres para conseguir más dinero del que ellos me dan.</text:p>
      <text:p text:style-name="P2"/>
      <text:p text:style-name="P10">La travesura que recuerdo como la más divertida es donde <text:span text:style-name="T1">mi compañero de cuarto se ducha,</text:span> <text:span text:style-name="T1">tomo</text:span> <text:span text:style-name="T1">sus</text:span> toallas <text:span text:style-name="T1">y pongo ellas en su cama porque no le gusta cuando hago esto porque él necesita la toalla después de se ducha.</text:span></text:p>
      <text:p text:style-name="P10"><text:span text:style-name="T1">Le travesura que es la más peligrosa para mi es cuando hago un ruido grande para la persona quien tiene miedo de los ruidos grandes. Yo no se como la persona responde a esto.</text:span></text:p>
      <text:p text:style-name="P10"><text:span text:style-name="T1">La travesura que es la de mayor castigo es una travesura peligrosa.</text:span></text:p>
      <text:p text:style-name="P11">La travesura que es la de peores consecuencias para otros es también una travesura que es peligrosa. Las travesuras peligrosas nunca salen <text:span text:style-name="T4">bien para las personas que son el objecto de la travesura.</text:span></text:p>
      <text:p text:style-name="P12">Yo no hago travesuras porque creo son tonta y hace me antipatico.</text:p>
      <text:p text:style-name="P12">Si hago quiero hacer una travesura la travesura no es muy grande porque no tengo tiempo para hacer travesuras grandes.</text:p>
      <text:p text:style-name="P3"/>
      <text:p text:style-name="P3"/>
      <text:p text:style-name="P3"/>
      <text:p text:style-name="P4">Después de leer:</text:p>
      <text:p text:style-name="P4"/>
      <text:p text:style-name="P4">1. Al principo del texto, ¿dónde está la madre y qué piensas que hace?</text:p>
      <text:p text:style-name="P5">La madre está en la cocina <text:span text:style-name="T2">y pienso que hace comida para sus hijos.</text:span></text:p>
      <text:p text:style-name="P4"/>
      <text:p text:style-name="P4">2. ¿Quién entra en la cocina tras la llamada de la madre? ¿Qué tiene que hacer?</text:p>
      <text:p text:style-name="P6">Alfredo entra en las cocina tras la llamada de la madre. Alfredo tiene que pone la mesa.</text:p>
      <text:p text:style-name="P4"/>
      <text:p text:style-name="P4">3. ¿Dónde está su hermano?</text:p>
      <text:p text:style-name="P6">Su hermano está en su cuarto con el ordenador.</text:p>
      <text:p text:style-name="P4"/>
      <text:p text:style-name="P4">4. ¿Le gusta a Alfredo la sopa?</text:p>
      <text:p text:style-name="P6">No, Alfredo no le gusta la sopa.</text:p>
      <text:p text:style-name="P4"/>
      <text:p text:style-name="P4">5. En todo el texto, ¿cuántas veces llaman a la puerta?</text:p>
      <text:p text:style-name="P8">La madre llama tres veces y Alfredo llama tres veces. En todo llaman seis veces.</text:p>
      <text:p text:style-name="P4"/>
      <text:p text:style-name="P4">6. ¿Qué quieren las personas que llaman a la puerta?</text:p>
      <text:p text:style-name="P6">Las personas que llaman a la puerta quieren dinero para un donativo.</text:p>
      <text:p text:style-name="P4"/>
      <text:p text:style-name="P4">7. ¿Da la madre siempre el mismo donativo?</text:p>
      <text:p text:style-name="P7"><text:span text:style-name="T3">Sí</text:span>, la madre da siempre el mismo donativ<text:span text:style-name="T3">o, pero no da los mismas cosas</text:span>. Primero d<text:span text:style-name="T3">a dos monedas cada de cien pesetas, </text:span>y siguiente da dos monedas <text:span text:style-name="T3">de veinte duros.</text:span></text:p>
      <text:p text:style-name="P4"/>
      <text:p text:style-name="P4">8. ¿Qué descubre la madre al final del cuento?</text:p>
      <text:p text:style-name="P7">La madre descubre al final del cuento que Alfredo miente sobre los hombres piden para donativos y que Roberto es la persona tomo el din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1T14:44:06.741650000</meta:creation-date>
    <dc:date>2016-10-23T17:14:05.934312000</dc:date>
    <meta:editing-duration>PT45M45S</meta:editing-duration>
    <meta:editing-cycles>8</meta:editing-cycles>
    <meta:generator>LibreOffice/5.2.2.2$MacOSX_X86_64 LibreOffice_project/8f96e87c890bf8fa77463cd4b640a2312823f3ad</meta:generator>
    <meta:document-statistic meta:table-count="0" meta:image-count="0" meta:object-count="0" meta:page-count="1" meta:paragraph-count="27" meta:word-count="394" meta:character-count="2094" meta:non-whitespace-character-count="1727"/>
  </office:meta>
</office:document-meta>
</file>